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onitoramento" style:family="table">
      <style:table-properties style:width="17cm" table:align="margins"/>
    </style:style>
    <style:style style:name="Monitoramento.A" style:family="table-column">
      <style:table-column-properties style:column-width="2.833cm" style:rel-column-width="10922*"/>
    </style:style>
    <style:style style:name="Monitorament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onitoramento.F1" style:family="table-cell">
      <style:table-cell-properties fo:padding="0.097cm" fo:border="0.002cm solid #000000"/>
    </style:style>
    <style:style style:name="Monitoramento.A2" style:family="table-cell">
      <style:table-cell-properties fo:padding="0.097cm" fo:border-left="0.002cm solid #000000" fo:border-right="none" fo:border-top="none" fo:border-bottom="0.002cm solid #000000"/>
    </style:style>
    <style:style style:name="Monitoramento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style:font-name="Arial" fo:font-size="12pt" style:font-size-asian="12pt" style:font-size-complex="12pt"/>
    </style:style>
    <style:style style:name="P6" style:family="paragraph" style:parent-style-name="Text_20_body">
      <style:text-properties style:font-name="Arial" fo:font-size="12pt" style:font-size-asian="12pt" style:font-size-complex="12pt"/>
    </style:style>
    <style:style style:name="P7" style:family="paragraph" style:parent-style-name="Table_20_Contents">
      <style:text-properties style:font-name="Arial" fo:font-size="12pt" style:font-size-asian="12pt" style:font-size-complex="12pt"/>
    </style:style>
    <style:style style:name="P8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ca83505-2f6a-e006-ca48-7b0b011860a7"/>Relatório de Monitoramento – 16/06/2015</text:p>
      <text:p text:style-name="P3"/>
      <text:p text:style-name="P2">Verificação do planejamento com relação ao:</text:p>
      <text:p text:style-name="P3"/>
      <table:table table:name="Monitoramento" table:style-name="Monitoramento">
        <table:table-column table:style-name="Monitoramento.A" table:number-columns-repeated="6"/>
        <table:table-row>
          <table:table-cell table:style-name="Monitoramento.A1" office:value-type="string">
            <text:p text:style-name="P8">Escopo</text:p>
          </table:table-cell>
          <table:table-cell table:style-name="Monitoramento.A1" office:value-type="string">
            <text:p text:style-name="P8">Tarefas</text:p>
          </table:table-cell>
          <table:table-cell table:style-name="Monitoramento.A1" office:value-type="string">
            <text:p text:style-name="P8">Estimativas</text:p>
          </table:table-cell>
          <table:table-cell table:style-name="Monitoramento.A1" office:value-type="string">
            <text:p text:style-name="P8">Orçamento</text:p>
          </table:table-cell>
          <table:table-cell table:style-name="Monitoramento.A1" office:value-type="string">
            <text:p text:style-name="P8">Cronograma</text:p>
          </table:table-cell>
          <table:table-cell table:style-name="Monitoramento.F1" office:value-type="string">
            <text:p text:style-name="P8">Riscos</text:p>
          </table:table-cell>
        </table:table-row>
        <table:table-row>
          <table:table-cell table:style-name="Monitoramento.A2" office:value-type="string">
            <text:p text:style-name="P7">NC1</text:p>
          </table:table-cell>
          <table:table-cell table:style-name="Monitoramento.A2" office:value-type="string">
            <text:p text:style-name="P7">NC2</text:p>
          </table:table-cell>
          <table:table-cell table:style-name="Monitoramento.A2" office:value-type="string">
            <text:p text:style-name="P7">ok</text:p>
          </table:table-cell>
          <table:table-cell table:style-name="Monitoramento.A2" office:value-type="string">
            <text:p text:style-name="P7">ok</text:p>
          </table:table-cell>
          <table:table-cell table:style-name="Monitoramento.A2" office:value-type="string">
            <text:p text:style-name="P7">NC2</text:p>
          </table:table-cell>
          <table:table-cell table:style-name="Monitoramento.F2" office:value-type="string">
            <text:p text:style-name="P7">Atualização 1</text:p>
          </table:table-cell>
        </table:table-row>
      </table:table>
      <text:p text:style-name="P3"/>
      <text:p text:style-name="P3"><text:span text:style-name="T4">NC1: </text:span>Ocorreu uma redução do escopo, foi retirado dois casos de uso Manter Cadastro de Assento e Manter cadastro de níveis de usuário. O novo plano de projeto passará por aprovação dos interessados pelo projeto. Responsável: Rafael Canêdo Status: Concluído</text:p>
      <text:p text:style-name="P3"/>
      <text:p text:style-name="P5"><text:span text:style-name="T1">NC2: </text:span><text:span text:style-name="T3">Houve um problema nas atividades de V&amp;V, onde os membros da equipe se confundiram com os responsáveis por cada um dos artefatos do sprint, portanto estes artefatos serão entregues com um dia de atraso. Responsável: Yuri Matheus Dias Status: Concluído</text:span></text:p>
      <text:p text:style-name="P4"><text:span text:style-name="T2"/></text:p>
      <text:p text:style-name="P4"><text:span text:style-name="T2">Atualização 1: </text:span><text:span text:style-name="T3">Os riscos do projeto foram alterados. Uma nova planilha foi adicionada ao repositório. A probabilidade de atraso no cronograma foi reduzida para baixa, pois estamos chegando ao final do projeto e as atividades de densenvolvimento estão diminuiram bastante com a redução de escopo. A probabilidade de ocorrência do entendimento dos requisitos foi reduzida para muito baixa, porque até agora não foi encontrado nenhum problema grave com relação ao requisitos e já estamos chegando no final do projeto.</text:span></text:p>
      <text:p text:style-name="P4"><text:span text:style-name="T3">Responsável: Daniel de Oliveira Vasconcelos Status: Concluído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de Oliveira Vasconcelos</meta:initial-creator>
    <meta:creation-date>2015-05-07T14:27:31.85</meta:creation-date>
    <dc:date>2015-06-16T19:49:33.40</dc:date>
    <dc:creator>Daniel de Oliveira Vasconcelos</dc:creator>
    <meta:editing-duration>PT4H42M28S</meta:editing-duration>
    <meta:editing-cycles>16</meta:editing-cycles>
    <meta:generator>OpenOffice/4.1.1$Win32 OpenOffice.org_project/411m6$Build-9775</meta:generator>
    <meta:document-statistic meta:table-count="1" meta:image-count="0" meta:object-count="0" meta:page-count="1" meta:paragraph-count="18" meta:word-count="191" meta:character-count="1242"/>
  </office:meta>
</office:document-meta>
</file>